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2cm" svg:x="7.5cm" svg:y="3cm">
          <text:p text:style-name="P1">Setup Utilit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2.5cm" svg:x="13.25cm" svg:y="4.4cm">
          <text:p text:style-name="P1"><text:span text:style-name="T1">EPOS</text:span></text:p>
          <text:p text:style-name="P1">(em modo <text:span text:style-name="T2">library</text:span>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4.5cm" svg:x="13cm" svg:y="2.7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5cm" svg:height="1cm" svg:x="13.504cm" svg:y="3.051cm">
          <draw:text-box>
            <text:p>run-time C++</text:p>
          </draw:text-box>
        </draw:frame>
        <draw:line draw:style-name="gr4" draw:text-style-name="P1" draw:layer="layout" svg:x1="11.5cm" svg:y1="4cm" svg:x2="13cm" svg:y2="4cm">
          <text:p/>
        </draw:line>
        <draw:line draw:style-name="gr4" draw:text-style-name="P1" draw:layer="layout" svg:x1="6cm" svg:y1="6cm" svg:x2="13cm" svg:y2="6cm">
          <text:p/>
        </draw:line>
        <draw:custom-shape draw:style-name="gr1" draw:text-style-name="P1" draw:layer="layout" svg:width="4cm" svg:height="4cm" svg:x="2cm" svg:y="3cm">
          <text:p text:style-name="P1">U-Boot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cm" svg:y1="4cm" svg:x2="7.5cm" svg:y2="4cm">
          <text:p/>
        </draw:line>
        <draw:frame draw:style-name="gr5" draw:text-style-name="P2" draw:layer="layout" svg:width="1.061cm" svg:height="0.763cm" svg:x="8.97cm" svg:y="1.977cm">
          <draw:text-box>
            <text:p><text:span text:style-name="T3">(a)</text:span></text:p>
          </draw:text-box>
        </draw:frame>
        <draw:frame draw:style-name="gr5" draw:text-style-name="P2" draw:layer="layout" svg:width="1.061cm" svg:height="0.763cm" svg:x="8.971cm" svg:y="6.278cm">
          <draw:text-box>
            <text:p><text:span text:style-name="T3">(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ustavo Meira</meta:initial-creator>
    <meta:creation-date>2011-10-25T09:42:44</meta:creation-date>
    <dc:date>2011-10-26T10:44:03</dc:date>
    <dc:creator>Gustavo Meira</dc:creator>
    <meta:editing-duration>PT00H15M56S</meta:editing-duration>
    <meta:editing-cycles>3</meta:editing-cycles>
    <meta:generator>OpenOffice.org/3.2$Linux OpenOffice.org_project/320m19$Build-9505</meta:generator>
    <meta:document-statistic meta:object-count="10"/>
  </office:meta>
</office:document-meta>
</file>